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l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l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l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l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l.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l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l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l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l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l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l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l.ol( li [ ]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l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l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l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l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l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l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l.addElement( li [ ] 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l.addElement( String [ ]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l.ol( String [ ]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